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cm" draw:marker-start="Linienspitzen_20_1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svg:stroke-color="#000000" draw:marker-start="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objectwithoutfill">
      <style:graphic-properties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0.8cm" svg:x="1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cm" svg:y1="2.6cm" svg:x2="5.1cm" svg:y2="2.6cm">
          <text:p/>
        </draw:line>
        <draw:custom-shape draw:style-name="gr1" draw:text-style-name="P1" draw:layer="layout" svg:width="1.9cm" svg:height="0.8cm" svg:x="5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cm" svg:y1="2.2cm" svg:x2="7.6cm" svg:y2="3cm">
          <text:p/>
        </draw:line>
        <draw:line draw:style-name="gr4" draw:text-style-name="P2" draw:layer="layout" svg:x1="8cm" svg:y1="2.2cm" svg:x2="8cm" svg:y2="3cm">
          <text:p/>
        </draw:line>
        <draw:custom-shape draw:style-name="gr1" draw:text-style-name="P1" draw:layer="layout" svg:width="1.9cm" svg:height="0.8cm" svg:x="8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cm" svg:y1="2.2cm" svg:x2="11.1cm" svg:y2="3cm">
          <text:p/>
        </draw:line>
        <draw:line draw:style-name="gr5" draw:text-style-name="P2" draw:layer="layout" svg:x1="10.7cm" svg:y1="2.8cm" svg:x2="10.7cm" svg:y2="3cm">
          <text:p/>
        </draw:line>
        <draw:line draw:style-name="gr6" draw:text-style-name="P2" draw:layer="layout" svg:x1="10.4cm" svg:y1="2.3cm" svg:x2="10.9cm" svg:y2="2.3cm">
          <text:p/>
        </draw:line>
        <draw:line draw:style-name="gr4" draw:text-style-name="P2" draw:layer="layout" svg:x1="14cm" svg:y1="2.2cm" svg:x2="14cm" svg:y2="3cm">
          <text:p/>
        </draw:line>
        <draw:custom-shape draw:style-name="gr1" draw:text-style-name="P1" draw:layer="layout" svg:width="1.9cm" svg:height="0.8cm" svg:x="11.305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605cm" svg:y1="2.2cm" svg:x2="13.605cm" svg:y2="2.4cm">
          <text:p/>
        </draw:line>
        <draw:line draw:style-name="gr6" draw:text-style-name="P2" draw:layer="layout" svg:x1="13.305cm" svg:y1="2.9cm" svg:x2="13.805cm" svg:y2="2.9cm">
          <text:p/>
        </draw:line>
        <draw:frame draw:style-name="gr7" draw:layer="layout" svg:width="0.8cm" svg:height="0.962cm" svg:x="14cm" svg:y="2.1cm">
          <draw:text-box>
            <text:p><text:span text:style-name="T2">ε</text:span></text:p>
          </draw:text-box>
        </draw:frame>
        <draw:line draw:style-name="gr8" draw:text-style-name="P2" draw:layer="layout" svg:x1="1.4cm" svg:y1="5.4cm" svg:x2="3.3cm" svg:y2="5.4cm">
          <text:p/>
        </draw:line>
        <draw:frame draw:style-name="gr9" draw:layer="layout" svg:width="0.8cm" svg:height="1cm" svg:x="1.8cm" svg:y="5.3cm">
          <draw:text-box>
            <text:p>S</text:p>
          </draw:text-box>
        </draw:frame>
        <draw:frame draw:style-name="gr7" draw:layer="layout" svg:width="0.9cm" svg:height="0.962cm" svg:x="3.3cm" svg:y="4.9cm">
          <draw:text-box>
            <text:p>=</text:p>
          </draw:text-box>
        </draw:frame>
        <draw:line draw:style-name="gr8" draw:text-style-name="P2" draw:layer="layout" svg:x1="4.6cm" svg:y1="5.4cm" svg:x2="6.5cm" svg:y2="5.4cm">
          <text:p/>
        </draw:line>
        <draw:frame draw:style-name="gr9" draw:layer="layout" svg:width="0.8cm" svg:height="1cm" svg:x="5cm" svg:y="5.3cm">
          <draw:text-box>
            <text:p>S</text:p>
          </draw:text-box>
        </draw:frame>
        <draw:line draw:style-name="gr8" draw:text-style-name="P2" draw:layer="layout" svg:x1="7.1cm" svg:y1="5.4cm" svg:x2="9cm" svg:y2="5.4cm">
          <text:p/>
        </draw:line>
        <draw:frame draw:style-name="gr9" draw:layer="layout" svg:width="0.8cm" svg:height="1cm" svg:x="7.5cm" svg:y="5.3cm">
          <draw:text-box>
            <text:p>S</text:p>
          </draw:text-box>
        </draw:frame>
        <draw:path draw:style-name="gr8" draw:text-style-name="P2" draw:layer="layout" svg:width="2.479cm" svg:height="2.212cm" draw:transform="skewX (0.466701041983284) rotate (1.01822508561349) translate (4.19999999833508cm 5.4999999972937cm)" svg:viewBox="0 0 2480 2213" svg:d="M0 0c2378 0 2480 2213 2480 2213">
          <text:p/>
        </draw:path>
        <draw:line draw:style-name="gr4" draw:text-style-name="P2" draw:layer="layout" svg:x1="9.5cm" svg:y1="4.8cm" svg:x2="9.5cm" svg:y2="5.6cm">
          <text:p/>
        </draw:line>
        <draw:line draw:style-name="gr8" draw:text-style-name="P2" draw:layer="layout" svg:x1="10.3cm" svg:y1="5.4cm" svg:x2="12.2cm" svg:y2="5.4cm">
          <text:p/>
        </draw:line>
        <draw:frame draw:style-name="gr9" draw:layer="layout" svg:width="0.8cm" svg:height="1cm" svg:x="10.7cm" svg:y="5.3cm">
          <draw:text-box>
            <text:p>S</text:p>
          </draw:text-box>
        </draw:frame>
        <draw:line draw:style-name="gr5" draw:text-style-name="P2" draw:layer="layout" svg:x1="9.9cm" svg:y1="5.285cm" svg:x2="9.9cm" svg:y2="5.485cm">
          <text:p/>
        </draw:line>
        <draw:line draw:style-name="gr8" draw:text-style-name="P2" draw:layer="layout" svg:x1="1.3cm" svg:y1="9cm" svg:x2="3.2cm" svg:y2="9cm">
          <text:p/>
        </draw:line>
        <draw:path draw:style-name="gr8" draw:text-style-name="P2" draw:layer="layout" svg:width="2.479cm" svg:height="2.212cm" draw:transform="skewX (0.466701041983284) rotate (1.01822508561349) translate (1.19799999833508cm 8.1439999972937cm)" svg:viewBox="0 0 2480 2213" svg:d="M0 0c2378 0 2480 2213 2480 2213">
          <text:p/>
        </draw:path>
        <draw:line draw:style-name="gr5" draw:text-style-name="P2" draw:layer="layout" svg:x1="5.6cm" svg:y1="7.87cm" svg:x2="5.6cm" svg:y2="8.07cm">
          <text:p/>
        </draw:line>
        <draw:line draw:style-name="gr8" draw:text-style-name="P2" draw:layer="layout" svg:x1="1.4cm" svg:y1="10.434cm" svg:x2="3.3cm" svg:y2="10.434cm">
          <text:p/>
        </draw:line>
        <draw:frame draw:style-name="gr9" draw:layer="layout" svg:width="0.8cm" svg:height="1cm" svg:x="1.8cm" svg:y="10.334cm">
          <draw:text-box>
            <text:p>S</text:p>
          </draw:text-box>
        </draw:frame>
        <draw:frame draw:style-name="gr7" draw:layer="layout" svg:width="0.9cm" svg:height="0.962cm" svg:x="3.3cm" svg:y="9.934cm">
          <draw:text-box>
            <text:p>=</text:p>
          </draw:text-box>
        </draw:frame>
        <draw:line draw:style-name="gr8" draw:text-style-name="P2" draw:layer="layout" svg:x1="4.6cm" svg:y1="10.434cm" svg:x2="6.5cm" svg:y2="10.434cm">
          <text:p/>
        </draw:line>
        <draw:frame draw:style-name="gr9" draw:layer="layout" svg:width="0.8cm" svg:height="1cm" svg:x="5cm" svg:y="10.334cm">
          <draw:text-box>
            <text:p>S</text:p>
          </draw:text-box>
        </draw:frame>
        <draw:line draw:style-name="gr8" draw:text-style-name="P2" draw:layer="layout" svg:x1="7.1cm" svg:y1="10.434cm" svg:x2="9cm" svg:y2="10.434cm">
          <text:p/>
        </draw:line>
        <draw:frame draw:style-name="gr9" draw:layer="layout" svg:width="0.8cm" svg:height="1cm" svg:x="7.5cm" svg:y="10.334cm">
          <draw:text-box>
            <text:p>S</text:p>
          </draw:text-box>
        </draw:frame>
        <draw:path draw:style-name="gr8" draw:text-style-name="P2" draw:layer="layout" svg:width="2.479cm" svg:height="2.212cm" draw:transform="skewX (0.466701041983284) rotate (1.01822508561349) translate (4.19999999833508cm 10.5339999972937cm)" svg:viewBox="0 0 2480 2213" svg:d="M0 0c2378 0 2480 2213 2480 2213">
          <text:p/>
        </draw:path>
        <draw:line draw:style-name="gr4" draw:text-style-name="P2" draw:layer="layout" svg:x1="9.5cm" svg:y1="9.834cm" svg:x2="9.5cm" svg:y2="10.634cm">
          <text:p/>
        </draw:line>
        <draw:line draw:style-name="gr8" draw:text-style-name="P2" draw:layer="layout" svg:x1="10.3cm" svg:y1="10.434cm" svg:x2="12.2cm" svg:y2="10.434cm">
          <text:p/>
        </draw:line>
        <draw:frame draw:style-name="gr9" draw:layer="layout" svg:width="0.8cm" svg:height="1cm" svg:x="10.7cm" svg:y="10.334cm">
          <draw:text-box>
            <text:p>S</text:p>
          </draw:text-box>
        </draw:frame>
        <draw:line draw:style-name="gr5" draw:text-style-name="P2" draw:layer="layout" svg:x1="9.9cm" svg:y1="10.319cm" svg:x2="9.9cm" svg:y2="10.519cm">
          <text:p/>
        </draw:line>
        <draw:frame draw:style-name="gr10" draw:text-style-name="P3" draw:layer="layout" svg:width="0.4cm" svg:height="0.649cm" svg:x="1.3cm" svg:y="10.4cm">
          <draw:text-box>
            <text:p text:style-name="P3"><text:span text:style-name="T3">i</text:span></text:p>
          </draw:text-box>
        </draw:frame>
        <draw:frame draw:style-name="gr10" draw:text-style-name="P3" draw:layer="layout" svg:width="0.4cm" svg:height="0.649cm" svg:x="3cm" svg:y="10.401cm">
          <draw:text-box>
            <text:p text:style-name="P3"><text:span text:style-name="T3">j</text:span></text:p>
          </draw:text-box>
        </draw:frame>
        <draw:frame draw:style-name="gr10" draw:text-style-name="P3" draw:layer="layout" svg:width="0.4cm" svg:height="0.649cm" svg:x="4cm" svg:y="10.4cm">
          <draw:text-box>
            <text:p text:style-name="P3"><text:span text:style-name="T3">i</text:span></text:p>
          </draw:text-box>
        </draw:frame>
        <draw:frame draw:style-name="gr10" draw:text-style-name="P3" draw:layer="layout" svg:width="1cm" svg:height="0.649cm" svg:x="4.3cm" svg:y="10.402cm">
          <draw:text-box>
            <text:p text:style-name="P3"><text:span text:style-name="T3">i+1</text:span></text:p>
          </draw:text-box>
        </draw:frame>
        <draw:frame draw:style-name="gr10" draw:text-style-name="P3" draw:layer="layout" svg:width="0.4cm" svg:height="0.649cm" svg:x="6.6cm" svg:y="10.402cm">
          <draw:text-box>
            <text:p text:style-name="P3"><text:span text:style-name="T3">k</text:span></text:p>
          </draw:text-box>
        </draw:frame>
        <draw:frame draw:style-name="gr10" draw:text-style-name="P3" draw:layer="layout" svg:width="1cm" svg:height="0.649cm" svg:x="5.9cm" svg:y="10.403cm">
          <draw:text-box>
            <text:p text:style-name="P3"><text:span text:style-name="T3">k-1</text:span></text:p>
          </draw:text-box>
        </draw:frame>
        <draw:frame draw:style-name="gr10" draw:text-style-name="P3" draw:layer="layout" svg:width="1.1cm" svg:height="0.649cm" svg:x="6.9cm" svg:y="10.404cm">
          <draw:text-box>
            <text:p text:style-name="P3"><text:span text:style-name="T3">k+1</text:span></text:p>
          </draw:text-box>
        </draw:frame>
        <draw:frame draw:style-name="gr10" draw:text-style-name="P3" draw:layer="layout" svg:width="0.4cm" svg:height="0.649cm" svg:x="8.7cm" svg:y="10.402cm">
          <draw:text-box>
            <text:p text:style-name="P3"><text:span text:style-name="T3">j</text:span></text:p>
          </draw:text-box>
        </draw:frame>
        <draw:frame draw:style-name="gr10" draw:text-style-name="P3" draw:layer="layout" svg:width="0.4cm" svg:height="0.649cm" svg:x="9.7cm" svg:y="10.401cm">
          <draw:text-box>
            <text:p text:style-name="P3"><text:span text:style-name="T3">i</text:span></text:p>
          </draw:text-box>
        </draw:frame>
        <draw:frame draw:style-name="gr10" draw:text-style-name="P3" draw:layer="layout" svg:width="1cm" svg:height="0.649cm" svg:x="9.9cm" svg:y="10.403cm">
          <draw:text-box>
            <text:p text:style-name="P3"><text:span text:style-name="T3">i+1</text:span></text:p>
          </draw:text-box>
        </draw:frame>
        <draw:frame draw:style-name="gr10" draw:text-style-name="P3" draw:layer="layout" svg:width="0.4cm" svg:height="0.649cm" svg:x="11.9cm" svg:y="10.403cm">
          <draw:text-box>
            <text:p text:style-name="P3"><text:span text:style-name="T3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olz</meta:initial-creator>
    <meta:creation-date>2016-05-28T20:37:10.506251874</meta:creation-date>
    <dc:date>2016-05-28T21:17:10.085549279</dc:date>
    <dc:creator>Alexander Scholz</dc:creator>
    <meta:editing-duration>PT24M47S</meta:editing-duration>
    <meta:editing-cycles>4</meta:editing-cycles>
    <meta:generator>LibreOffice/4.2.8.2$Linux_x86 LibreOffice_project/420m0$Build-2</meta:generator>
    <meta:document-statistic meta:object-count="52"/>
  </office:meta>
</office:document-meta>
</file>